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DOZA MIRAVAL MARIA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571906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CH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99595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DOZA MIRAVAL MARIA ESTH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571906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 995 95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5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09/2021</text:p>
          </table:table-cell>
          <table:table-cell table:style-name="Tabla2.A3" office:value-type="string">
            <text:p text:style-name="P22">5741911</text:p>
          </table:table-cell>
          <table:table-cell table:style-name="Tabla2.D3" office:value-type="string">
            <text:p text:style-name="P23">15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2:16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